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1000000FCDD9855E7396794F3.png" manifest:media-type="image/png"/>
  <manifest:file-entry manifest:full-path="Pictures/100000000000028D00000067FC89C0F0BF1DEDAF.png" manifest:media-type="image/png"/>
  <manifest:file-entry manifest:full-path="Pictures/100000000000027E000000D8E7C3179D63EAE96E.png" manifest:media-type="image/png"/>
  <manifest:file-entry manifest:full-path="Pictures/10000000000002C600000302EA799393E7AFD8A3.png" manifest:media-type="image/png"/>
  <manifest:file-entry manifest:full-path="Pictures/10000000000002A90000020AD0DB896DAD569526.png" manifest:media-type="image/png"/>
  <manifest:file-entry manifest:full-path="Pictures/10000000000002BE00000251D71A551EC3658690.png" manifest:media-type="image/png"/>
  <manifest:file-entry manifest:full-path="Pictures/100000000000026B000001BF9DA224DAF7D1B0BB.png" manifest:media-type="image/png"/>
  <manifest:file-entry manifest:full-path="Pictures/100000000000027A000000FB2700E87893BBEC4E.png" manifest:media-type="image/png"/>
  <manifest:file-entry manifest:full-path="Pictures/10000000000003240000022C993290A24550D754.png" manifest:media-type="image/png"/>
  <manifest:file-entry manifest:full-path="Pictures/1000000000000156000000BD423F8A658454F7AA.png" manifest:media-type="image/png"/>
  <manifest:file-entry manifest:full-path="Pictures/1000000000000326000000899374762A072DEBDB.png" manifest:media-type="image/png"/>
  <manifest:file-entry manifest:full-path="Pictures/10000000000003C30000008AD476114B3F27D4B0.png" manifest:media-type="image/png"/>
  <manifest:file-entry manifest:full-path="Pictures/100000000000018700000088FEBAB21E6156EEC9.png" manifest:media-type="image/png"/>
  <manifest:file-entry manifest:full-path="Pictures/1000000000000433000000562CB15207BFE96D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svg:stroke-opacity="100%" draw:fill="none" draw:fill-color="#ff0000" draw:textarea-horizontal-align="justify" draw:textarea-vertical-align="middle" draw:auto-grow-height="false" fo:min-height="4.162cm" fo:min-width="10.561cm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23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0.12cm" fo:min-width="1.602cm"/>
    </style:style>
    <style:style style:name="gr7" style:family="graphic" style:parent-style-name="standard">
      <style:graphic-properties draw:textarea-horizontal-align="justify" draw:textarea-vertical-align="middle" draw:auto-grow-height="false" fo:min-height="0.089cm" fo:min-width="0.182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100%" draw:fill="none" draw:fill-color="#ff0000" draw:textarea-horizontal-align="justify" draw:textarea-vertical-align="middle" draw:auto-grow-height="false" fo:min-height="1.624cm" fo:min-width="1.163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100%" draw:fill="none" draw:fill-color="#ff0000" draw:textarea-horizontal-align="justify" draw:textarea-vertical-align="middle" draw:auto-grow-height="false" fo:min-height="0.608cm" fo:min-width="8.275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svg:stroke-opacity="100%" draw:fill="none" draw:fill-color="#ff0000" draw:textarea-horizontal-align="justify" draw:textarea-vertical-align="middle" draw:auto-grow-height="false" fo:min-height="1.37cm" fo:min-width="2.43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6.515cm" presentation:class="title" presentation:user-transformed="true">
          <draw:text-box>
            <text:p>python-&gt; pick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ad sac</text:p>
          </draw:text-box>
        </draw:frame>
        <draw:frame draw:style-name="gr2" draw:text-style-name="P2" draw:layer="layout" svg:width="25.422cm" svg:height="6.665cm" svg:x="1.386cm" svg:y="4.605cm">
          <draw:image xlink:href="Pictures/10000000000003C1000000FCDD9855E7396794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pk m</text:p>
          </draw:text-box>
        </draw:frame>
        <draw:frame draw:style-name="gr2" draw:text-style-name="P2" draw:layer="layout" svg:width="13.984cm" svg:height="11.812cm" svg:x="7.112cm" svg:y="2.92cm">
          <draw:image xlink:href="Pictures/10000000000002BE00000251D71A551EC365869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c-&gt;asc</text:p>
          </draw:text-box>
        </draw:frame>
        <draw:frame draw:style-name="gr2" draw:text-style-name="P2" draw:layer="layout" svg:width="24.011cm" svg:height="8.128cm" svg:x="1.897cm" svg:y="4.572cm">
          <draw:image xlink:href="Pictures/100000000000027E000000D8E7C3179D63EAE9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4.521cm" svg:height="15.749cm" svg:x="6.604cm" svg:y="0.001cm">
          <draw:image xlink:href="Pictures/10000000000002C600000302EA799393E7AFD8A3.png" xlink:type="simple" xlink:show="embed" xlink:actuate="onLoad" loext:mime-type="image/png">
            <text:p/>
          </draw:image>
        </draw:frame>
        <draw:custom-shape draw:style-name="gr3" draw:text-style-name="P4" draw:layer="layout" svg:width="11.219cm" svg:height="4.57cm" svg:x="9.906cm" svg:y="11.1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9.065cm" svg:height="13.183cm" svg:x="4.557cm" svg:y="1.016cm">
          <draw:image xlink:href="Pictures/10000000000003240000022C993290A24550D75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c format</text:p>
          </draw:text-box>
        </draw:frame>
        <draw:frame draw:style-name="gr2" draw:text-style-name="P2" draw:layer="layout" svg:width="16.764cm" svg:height="9.264cm" svg:x="5.842cm" svg:y="3.944cm">
          <draw:image xlink:href="Pictures/1000000000000156000000BD423F8A658454F7A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lot asc</text:p>
          </draw:text-box>
        </draw:frame>
        <draw:frame draw:style-name="gr2" draw:text-style-name="P2" draw:layer="layout" svg:width="15.422cm" svg:height="11.821cm" svg:x="6.858cm" svg:y="3.419cm">
          <draw:image xlink:href="Pictures/10000000000002A90000020AD0DB896DAD5695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ot figure</text:p>
          </draw:text-box>
        </draw:frame>
        <draw:frame draw:style-name="gr2" draw:text-style-name="P2" draw:layer="layout" svg:width="16.374cm" svg:height="11.824cm" svg:x="5.91cm" svg:y="3.416cm">
          <draw:image xlink:href="Pictures/100000000000026B000001BF9DA224DAF7D1B0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draw:style-name="gr2" draw:text-style-name="P2" draw:layer="layout" svg:width="25.411cm" svg:height="4.318cm" svg:x="1.2cm" svg:y="4.572cm">
          <draw:image xlink:href="Pictures/1000000000000326000000899374762A072DEBDB.png" xlink:type="simple" xlink:show="embed" xlink:actuate="onLoad" loext:mime-type="image/png">
            <text:p/>
          </draw:image>
        </draw:frame>
        <draw:frame draw:style-name="gr2" draw:text-style-name="P2" draw:layer="layout" svg:width="23.719cm" svg:height="3.739cm" svg:x="2.032cm" svg:y="10.922cm">
          <draw:image xlink:href="Pictures/100000000000028D00000067FC89C0F0BF1DED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ve</text:p>
          </draw:text-box>
        </draw:frame>
        <draw:frame draw:style-name="gr2" draw:text-style-name="P2" draw:layer="layout" svg:width="10.342cm" svg:height="3.596cm" svg:x="17.272cm" svg:y="3.77cm">
          <draw:image xlink:href="Pictures/100000000000018700000088FEBAB21E6156EEC9.png" xlink:type="simple" xlink:show="embed" xlink:actuate="onLoad" loext:mime-type="image/png">
            <text:p/>
          </draw:image>
        </draw:frame>
        <draw:frame draw:style-name="gr4" draw:text-style-name="P2" draw:layer="layout" svg:width="16.771cm" svg:height="5.115cm" svg:x="0.072cm" svg:y="3.521cm">
          <draw:image xlink:href="Pictures/100000000000027A000000FB2700E87893BBEC4E.png" xlink:type="simple" xlink:show="embed" xlink:actuate="onLoad" loext:mime-type="image/png">
            <text:p/>
          </draw:image>
        </draw:frame>
        <draw:custom-shape draw:style-name="gr5" draw:text-style-name="P2" draw:layer="layout" svg:width="2.032cm" svg:height="1.524cm" svg:x="15.566cm" svg:y="5.334cm">
          <text:p/>
          <draw:enhanced-geometry svg:viewBox="0 0 21600 21600" draw:text-areas="0 ?f0 ?f5 ?f2" draw:type="right-arrow" draw:modifiers="9009.73930152484 6557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6.924cm" svg:height="2.152cm" svg:x="0.58cm" svg:y="9.024cm">
          <draw:image xlink:href="Pictures/1000000000000433000000562CB15207BFE96D24.png" xlink:type="simple" xlink:show="embed" xlink:actuate="onLoad" loext:mime-type="image/png">
            <text:p/>
          </draw:image>
        </draw:frame>
        <draw:custom-shape draw:style-name="gr6" draw:text-style-name="P2" draw:layer="layout" svg:width="2.251cm" svg:height="1.524cm" draw:transform="rotate (-2.3090706003885) translate (21.003cm 7.733cm)">
          <text:p/>
          <draw:enhanced-geometry svg:viewBox="0 0 21600 21600" draw:text-areas="0 ?f0 ?f5 ?f2" draw:mirror-horizontal="false" draw:mirror-vertical="false" draw:type="right-arrow" draw:modifiers="11519.3605683837 7351.081967213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5.475cm" svg:height="3.649cm" svg:x="1.449cm" svg:y="11.845cm">
          <draw:image xlink:href="Pictures/10000000000003C30000008AD476114B3F27D4B0.png" xlink:type="simple" xlink:show="embed" xlink:actuate="onLoad" loext:mime-type="image/png">
            <text:p/>
          </draw:image>
        </draw:frame>
        <draw:custom-shape draw:style-name="gr7" draw:text-style-name="P2" draw:layer="layout" svg:width="0.801cm" svg:height="1.059cm" draw:transform="rotate (-0.922755575529403) translate (4.851cm 10.914cm)">
          <text:p/>
          <draw:enhanced-geometry svg:viewBox="0 0 21600 21600" draw:text-areas="0 ?f0 ?f5 ?f2" draw:mirror-horizontal="false" draw:mirror-vertical="false" draw:type="right-arrow" draw:modifiers="11519.3605683837 7351.081967213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821cm" svg:height="2.032cm" svg:x="11.641cm" svg:y="9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933cm" svg:height="1.016cm" svg:x="17.991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091cm" svg:height="1.778cm" svg:x="2.497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2:59:11.594184182</meta:creation-date>
    <dc:date>2021-11-28T14:27:19.266218873</dc:date>
    <meta:editing-duration>PT34M15S</meta:editing-duration>
    <meta:editing-cycles>2</meta:editing-cycles>
    <meta:generator>LibreOffice/6.4.7.2$Linux_X86_64 LibreOffice_project/40$Build-2</meta:generator>
    <meta:document-statistic meta:object-count="73"/>
  </office:meta>
</office:document-meta>
</file>